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3ab8"/>
    </style:style>
    <style:style style:name="P2" style:family="paragraph" style:parent-style-name="Standard">
      <style:text-properties officeooo:rsid="00093997" officeooo:paragraph-rsid="00093997"/>
    </style:style>
    <style:style style:name="P3" style:family="paragraph" style:parent-style-name="Standard" style:list-style-name="L1">
      <style:text-properties officeooo:rsid="000b65c8" officeooo:paragraph-rsid="000b65c8"/>
    </style:style>
    <style:style style:name="P4" style:family="paragraph" style:parent-style-name="Standard">
      <style:text-properties officeooo:rsid="000b65c8" officeooo:paragraph-rsid="000b65c8"/>
    </style:style>
    <style:style style:name="P5" style:family="paragraph" style:parent-style-name="Standard" style:list-style-name="L2">
      <style:text-properties officeooo:paragraph-rsid="000b65c8"/>
    </style:style>
    <style:style style:name="P6" style:family="paragraph" style:parent-style-name="Standard">
      <style:text-properties officeooo:rsid="000cc1f5" officeooo:paragraph-rsid="000cc1f5"/>
    </style:style>
    <style:style style:name="P7" style:family="paragraph" style:parent-style-name="Standard" style:list-style-name="L3">
      <style:text-properties officeooo:rsid="000cc1f5" officeooo:paragraph-rsid="000cc1f5"/>
    </style:style>
    <style:style style:name="P8" style:family="paragraph" style:parent-style-name="Standard">
      <style:text-properties officeooo:rsid="000cec68" officeooo:paragraph-rsid="000cec68"/>
    </style:style>
    <style:style style:name="P9" style:family="paragraph" style:parent-style-name="Standard" style:list-style-name="L4">
      <style:text-properties officeooo:rsid="000cec68" officeooo:paragraph-rsid="000cec68"/>
    </style:style>
    <style:style style:name="P10" style:family="paragraph" style:parent-style-name="Standard" style:list-style-name="L5">
      <style:text-properties officeooo:rsid="000cec68" officeooo:paragraph-rsid="000cec68"/>
    </style:style>
    <style:style style:name="P11" style:family="paragraph" style:parent-style-name="Standard">
      <style:text-properties officeooo:rsid="00093ab8" officeooo:paragraph-rsid="00093ab8"/>
    </style:style>
    <style:style style:name="P12" style:family="paragraph" style:parent-style-name="Standard">
      <style:text-properties officeooo:rsid="000a1ca7" officeooo:paragraph-rsid="000a1ca7"/>
    </style:style>
    <style:style style:name="P13" style:family="paragraph" style:parent-style-name="Standard">
      <style:text-properties officeooo:rsid="000a1ca7" officeooo:paragraph-rsid="00106b92"/>
    </style:style>
    <style:style style:name="P14" style:family="paragraph" style:parent-style-name="Standard">
      <style:text-properties officeooo:rsid="000a1ca7" officeooo:paragraph-rsid="0010c83f"/>
    </style:style>
    <style:style style:name="P15" style:family="paragraph" style:parent-style-name="Standard">
      <style:text-properties officeooo:rsid="000a1ca7" officeooo:paragraph-rsid="0018441a"/>
    </style:style>
    <style:style style:name="P16" style:family="paragraph" style:parent-style-name="Standard" style:list-style-name="L6">
      <style:text-properties officeooo:rsid="000a1ca7" officeooo:paragraph-rsid="0018441a"/>
    </style:style>
    <style:style style:name="P17" style:family="paragraph" style:parent-style-name="Standard">
      <style:text-properties officeooo:rsid="000a1ca7" officeooo:paragraph-rsid="00197678"/>
    </style:style>
    <style:style style:name="P18" style:family="paragraph" style:parent-style-name="Standard">
      <style:text-properties officeooo:rsid="000a1ca7" officeooo:paragraph-rsid="0019fdd5"/>
    </style:style>
    <style:style style:name="P19" style:family="paragraph" style:parent-style-name="Standard">
      <style:text-properties officeooo:rsid="000a1ca7" officeooo:paragraph-rsid="001a7a32"/>
    </style:style>
    <style:style style:name="P20" style:family="paragraph" style:parent-style-name="Standard">
      <style:text-properties officeooo:paragraph-rsid="00093ab8"/>
    </style:style>
    <style:style style:name="P2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0e0a26"/>
    </style:style>
    <style:style style:name="P23" style:family="paragraph" style:parent-style-name="Standard">
      <style:text-properties officeooo:paragraph-rsid="000e0a26" fo:background-color="#ff0000"/>
    </style:style>
    <style:style style:name="P24" style:family="paragraph" style:parent-style-name="Standard">
      <style:text-properties officeooo:paragraph-rsid="000fceba" fo:background-color="#ff0000"/>
    </style:style>
    <style:style style:name="P25" style:family="paragraph" style:parent-style-name="Standard">
      <style:text-properties officeooo:paragraph-rsid="001410ba"/>
    </style:style>
    <style:style style:name="P26" style:family="paragraph" style:parent-style-name="Standard">
      <style:text-properties style:font-name="Courier 10 Pitch" fo:font-size="8pt" officeooo:rsid="000a1ca7" officeooo:paragraph-rsid="00182f01" style:font-size-asian="8pt" style:font-size-complex="8pt"/>
    </style:style>
    <style:style style:name="P27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a1ca7" officeooo:paragraph-rsid="000a1ca7"/>
    </style:style>
    <style:style style:name="P28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rsid="000a1ca7" officeooo:paragraph-rsid="00106b92"/>
    </style:style>
    <style:style style:name="T1" style:family="text">
      <style:text-properties officeooo:rsid="00093ab8"/>
    </style:style>
    <style:style style:name="T2" style:family="text">
      <style:text-properties officeooo:rsid="0009e3d7"/>
    </style:style>
    <style:style style:name="T3" style:family="text">
      <style:text-properties officeooo:rsid="000b65c8"/>
    </style:style>
    <style:style style:name="T4" style:family="text">
      <style:text-properties officeooo:rsid="000c993a"/>
    </style:style>
    <style:style style:name="T5" style:family="text">
      <style:text-properties officeooo:rsid="000d93f2"/>
    </style:style>
    <style:style style:name="T6" style:family="text">
      <style:text-properties officeooo:rsid="000d93f2" fo:background-color="#ff0000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e0a26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d7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fceba" style:font-size-asian="12pt" style:font-weight-asian="normal" style:font-size-complex="12pt" style:font-weight-complex="normal"/>
    </style:style>
    <style:style style:name="T11" style:family="text">
      <style:text-properties officeooo:rsid="00106b92"/>
    </style:style>
    <style:style style:name="T12" style:family="text">
      <style:text-properties officeooo:rsid="0010c83f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officeooo:rsid="0010c83f"/>
    </style:style>
    <style:style style:name="T14" style:family="text">
      <style:text-properties fo:font-variant="normal" fo:text-transform="none" fo:color="#000000" fo:letter-spacing="normal" officeooo:rsid="0010c83f"/>
    </style:style>
    <style:style style:name="T1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410ba"/>
    </style:style>
    <style:style style:name="T19" style:family="text">
      <style:text-properties fo:font-weight="bold" officeooo:rsid="001410ba" style:font-weight-asian="bold" style:font-weight-complex="bold"/>
    </style:style>
    <style:style style:name="T20" style:family="text">
      <style:text-properties officeooo:rsid="0015b47d"/>
    </style:style>
    <style:style style:name="T21" style:family="text">
      <style:text-properties officeooo:rsid="00182f01"/>
    </style:style>
    <style:style style:name="T22" style:family="text">
      <style:text-properties officeooo:rsid="0018441a"/>
    </style:style>
    <style:style style:name="T23" style:family="text">
      <style:text-properties officeooo:rsid="00197678"/>
    </style:style>
    <style:style style:name="T24" style:family="text">
      <style:text-properties officeooo:rsid="0019fdd5"/>
    </style:style>
    <style:style style:name="T25" style:family="text">
      <style:text-properties officeooo:rsid="001a7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Structuration XML</text:p>
      <text:p text:style-name="P2"/>
      <text:p text:style-name="P1"><text:span text:style-name="T1">1.</text:span><text:span text:style-name="T3">3</text:span></text:p>
      <text:list xml:id="list3571788608983684843" text:style-name="L1">
        <text:list-item>
          <text:p text:style-name="P3">VCARD, XCARD</text:p>
        </text:list-item>
      </text:list>
      <text:p text:style-name="P4">1.4</text:p>
      <text:list xml:id="list5659065257310223968" text:style-name="L2">
        <text:list-item>
          <text:p text:style-name="P5"><text:span text:style-name="T3">inclure fichier XML dans un autre avec des DTD </text:span><text:span text:style-name="T4">&lt;=vérification avec rxp, xmllint</text:span></text:p>
        </text:list-item>
      </text:list>
      <text:p text:style-name="P6">1.6</text:p>
      <text:list xml:id="list4853822396522474161" text:style-name="L3">
        <text:list-item>
          <text:p text:style-name="P7">XML et la bureautique</text:p>
        </text:list-item>
      </text:list>
      <text:p text:style-name="P8">1.7</text:p>
      <text:list xml:id="list3101953581616230399" text:style-name="L4">
        <text:list-item>
          <text:p text:style-name="P9">NCBI</text:p>
        </text:list-item>
      </text:list>
      <text:p text:style-name="P8">1.8</text:p>
      <text:list xml:id="list402513418045201508" text:style-name="L5">
        <text:list-item>
          <text:p text:style-name="P10">XML =&gt; SQL</text:p>
        </text:list-item>
      </text:list>
      <text:p text:style-name="P11">2.Vérification et Validation XML</text:p>
      <text:p text:style-name="P11"/>
      <text:p text:style-name="P22"><text:span text:style-name="T1">2.</text:span><text:span text:style-name="T5">3.1 </text:span><text:span text:style-name="T6">Faire le fichier XML minimal pour être sur d'avoir tout pigé</text:span></text:p>
      <text:p text:style-name="P23"><text:bookmark text:name="tdm5"/><text:span text:style-name="T7">Conversions entres grammaires DTD et XSD ; vérification de grammaires </text:span><text:span text:style-name="T8">avec trang</text:span></text:p>
      <text:p text:style-name="P24"><text:span text:style-name="T9">Contraintes et facettes dans les schemas XSD &lt;==== exo non corrigé</text:span></text:p>
      <text:p text:style-name="P24"><text:span text:style-name="T10">Questions diverses</text:span><text:span text:style-name="T9"> &lt;==== exo non corrigé</text:span></text:p>
      <text:p text:style-name="P21"/>
      <text:p text:style-name="P1"><text:span text:style-name="T1"/></text:p>
      <text:p text:style-name="P1"><text:span text:style-name="T1">3.Sélection</text:span><text:span text:style-name="T2">s</text:span><text:span text:style-name="T1"> X</text:span><text:span text:style-name="T2">P</text:span><text:span text:style-name="T1">ath et transformation</text:span><text:span text:style-name="T2">s</text:span><text:span text:style-name="T1"> XSL</text:span></text:p>
      <text:p text:style-name="P12"/>
      <text:p text:style-name="P12"><text:span text:style-name="T23">3.5 </text:span>T<text:span text:style-name="T21">ransformation vide </text:span></text:p>
      <text:p text:style-name="P26"><text:span text:style-name="T21">&lt;?xml version="1.0" ?&gt;</text:span></text:p>
      <text:p text:style-name="P26"><text:span text:style-name="T21"><text:s text:c="4"/>&lt;xsl:stylesheet version="1.0" xmlns:xsl="http://www.w3.org/1999/XSL/Transform"&gt;</text:span></text:p>
      <text:p text:style-name="P26"><text:span text:style-name="T21"><text:s text:c="4"/>&lt;xsl:output method="xml" encoding="ISO-8859-1" /&gt;</text:span></text:p>
      <text:p text:style-name="P26"><text:span text:style-name="T21">&lt;/xsl:stylesheet&gt;</text:span></text:p>
      <text:p text:style-name="P15"><text:span text:style-name="T22">Garde :</text:span></text:p>
      <text:list xml:id="list4242522290964228653" text:style-name="L6">
        <text:list-item>
          <text:p text:style-name="P16"><text:span text:style-name="T22">contenu élément texte</text:span></text:p>
        </text:list-item>
        <text:list-item>
          <text:p text:style-name="P16"><text:span text:style-name="T22">espaces</text:span></text:p>
        </text:list-item>
        <text:list-item>
          <text:p text:style-name="P16"><text:span text:style-name="T22">retours-charriots</text:span></text:p>
        </text:list-item>
      </text:list>
      <text:p text:style-name="P17"><text:span text:style-name="T23">3.6 Comptage XSL d'éléments et d'attributs</text:span></text:p>
      <text:p text:style-name="P17"><text:span text:style-name="T23"/></text:p>
      <text:p text:style-name="P18"><text:span text:style-name="T24">3.7 Eléments &lt;=&gt; Attributs transformations</text:span></text:p>
      <text:p text:style-name="P18"><text:span text:style-name="T24"/></text:p>
      <text:p text:style-name="P19"><text:span text:style-name="T25">3.1X transformation HTML et SQL</text:span></text:p>
      <text:p text:style-name="P19"><text:span text:style-name="T25"/></text:p>
      <text:p text:style-name="P19"><text:span text:style-name="T25">Question : différence entre XSLT 1 et XSLT 2</text:span></text:p>
      <text:p text:style-name="P27"><text:span text:style-name="T11"/></text:p>
      <text:p text:style-name="P13"><text:span text:style-name="T11"/></text:p>
      <text:p text:style-name="P13"><text:span text:style-name="T11">XPATH minimale mode AFP</text:span></text:p>
      <text:p text:style-name="P13"><text:span text:style-name="T11">DTD minimale</text:span></text:p>
      <text:p text:style-name="P28"><text:span text:style-name="T12"/></text:p>
      <text:p text:style-name="P14"><text:span text:style-name="T12"/></text:p>
      <text:p text:style-name="P14"><text:span text:style-name="T12">Commande</text:span></text:p>
      <text:p text:style-name="P14"><text:span text:style-name="Strong_20_Emphasis"><text:span text:style-name="T13">xmlstarlet el</text:span></text:span><text:span text:style-name="T14"> nombre éléments</text:span></text:p>
      <text:p text:style-name="Standard"><text:span text:style-name="Strong_20_Emphasis"><text:span text:style-name="T13">xmlstarlet el -u </text:span></text:span><text:span text:style-name="Strong_20_Emphasis"><text:span text:style-name="T17">nombre éléments uniques</text:span></text:span></text:p>
      <text:p text:style-name="Standard"><text:span text:style-name="T17"/></text:p>
      <text:p text:style-name="Standard"><text:span text:style-name="T16">xmllint --shell films2.xml</text:span><text:span text:style-name="T15"> </text:span><text:span text:style-name="T18">Lancer xmllint en mode shell</text:span><text:span text:style-name="T20">(bye =quit)</text:span></text:p>
      <text:p text:style-name="P25"><text:span text:style-name="T19">xmlstarlet el -u AAA18335.xml | grep mot</text:span><text:span text:style-name="T18"> =&gt; renvoie juste les éléments filtré avec le grep</text:span></text:p>
      <text:p text:style-name="P25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6:11:24</meta:creation-date>
    <meta:generator>LibreOffice/4.0.2.2$Linux_X86_64 LibreOffice_project/400m0$Build-2</meta:generator>
    <dc:date>2013-11-19T11:03:43</dc:date>
    <meta:editing-duration>PT16H29M39S</meta:editing-duration>
    <meta:editing-cycles>22</meta:editing-cycles>
    <meta:document-statistic meta:table-count="0" meta:image-count="0" meta:object-count="0" meta:page-count="1" meta:paragraph-count="37" meta:word-count="177" meta:character-count="1174" meta:non-whitespace-character-count="1031"/>
  </office:meta>
</office:document-meta>
</file>